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 style:parent-style-name="Standard" style:list-style-name="L1">
      <style:paragraph-properties fo:text-align="center" style:justify-single-word="false"/>
      <style:text-properties fo:font-size="20pt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dits</text:p>
      <text:p text:style-name="P1"/>
      <text:p text:style-name="P2">Grundidee: Ruben + Thjorven</text:p>
      <text:list xml:id="list1713715009288872160" text:style-name="L1">
        <text:list-item>
          <text:p text:style-name="P3">Johannes Weitnauer = Texture Creater</text:p>
        </text:list-item>
        <text:list-item>
          <text:p text:style-name="P3">Malte Schink = Game Coder</text:p>
        </text:list-item>
        <text:list-item>
          <text:p text:style-name="P3">Yannick Wattenberg = Level Designer</text:p>
        </text:list-item>
        <text:list-item>
          <text:p text:style-name="P3">Ilias Sherzad = Level Creator</text:p>
        </text:list-item>
        <text:list-item>
          <text:p text:style-name="P3">Ruben Hermes = Character/Level Design</text:p>
        </text:list-item>
        <text:list-item>
          <text:p text:style-name="P3">Thjorven Rubach = Music Creator</text:p>
        </text:list-item>
        <text:list-item>
          <text:p text:style-name="P3">Alex Velkov = Blender Desgi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9T20:10:34.78</meta:creation-date>
    <dc:date>2015-09-19T20:17:45.77</dc:date>
    <meta:editing-duration>PT7M1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9" meta:word-count="47" meta:character-count="264"/>
  </office:meta>
</office:document-meta>
</file>